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a67" officeooo:paragraph-rsid="0004da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351 <text:s/>hadoop jar /home/hduser/retail1.jar RetailStore /mapside /mapside/output</text:p>
      <text:p text:style-name="P1"><text:s text:c="2"/>352 <text:s/>hadoop jar /home/hduser/retail1.jar RetailStore /mapside /mapside/output1</text:p>
      <text:p text:style-name="P1"><text:s text:c="2"/>353 <text:s/>hadoop fs -rmr /mapside/output</text:p>
      <text:p text:style-name="P1"><text:s text:c="2"/>354 <text:s/>hadoop fs -rmr /mapside/output1</text:p>
      <text:p text:style-name="P1"><text:s text:c="2"/>355 <text:s/>hadoop jar /home/hduser/retail.jar RetailStore /mapside /mapside/output</text:p>
      <text:p text:style-name="P1"><text:s text:c="2"/>356 <text:s/>hadoop jar /home/hduser/retail.jar RetailStore /mapside /mapside/output1</text:p>
      <text:p text:style-name="P1"><text:s text:c="2"/>357 <text:s/>hadoop fs -cat /mapside/output1/part-m-00000</text:p>
      <text:p text:style-name="P1"><text:s text:c="2"/>358 <text:s/>hadoop fs -rmr /mapside/output</text:p>
      <text:p text:style-name="P1"><text:s text:c="2"/>359 <text:s/>hadoop fs -rmr /mapside/output1</text:p>
      <text:p text:style-name="P1"><text:s text:c="2"/>360 <text:s/>hadoop jar /home/hduser/retail.jar RetailStore /mapside /mapside/mapside_output</text:p>
      <text:p text:style-name="P1"><text:s text:c="2"/>361 <text:s/>hadoop fs -cat /mapside/mapside_output/part-m-00000</text:p>
      <text:p text:style-name="P1"><text:s text:c="2"/>362 <text:s/>hadoop fs -cat /mapside/mapside_output/part-m-00001</text:p>
      <text:p text:style-name="P1"><text:s text:c="2"/>363 <text:s/>hadoop jar /home/hduser/retailpart.jar RetailStore /mapside/mapside_output /mapside/part_output</text:p>
      <text:p text:style-name="P1"><text:s text:c="2"/>364 <text:s/>hadoop jar /home/hduser/retailpart.jar RetailStore_Partition /mapside/mapside_output /mapside/part_output</text:p>
      <text:p text:style-name="P1"><text:s text:c="2"/>365 <text:s/>hadoop fs -ls /mapside/part_output</text:p>
      <text:p text:style-name="P1"><text:s text:c="2"/>366 <text:s/>hadoop jar /home/hduser/partition1.jar PartitionClass /niit/emp.csv /niit/partition_output</text:p>
      <text:p text:style-name="P1"><text:s text:c="2"/>367 <text:s/>hadoop jar /home/hduser/partition1.jar PartitionClass /niit/emp.csv /niit/partition_output1</text:p>
      <text:p text:style-name="P1"><text:s text:c="2"/>368 <text:s/>hadoop jar /home/hduser/partition1.jar PartitionClass /niit/emp.csv /niit/partition_output2</text:p>
      <text:p text:style-name="P1"><text:s text:c="2"/>369 <text:s/>hadoop fs -ls /niit/partition_output2</text:p>
      <text:p text:style-name="P1"><text:s text:c="2"/>370 <text:s/>hadoop fs -cat /niit/partition_output2/part-r-00000</text:p>
      <text:p text:style-name="P1"><text:s text:c="2"/>371 <text:s/>hadoop fs -cat /niit/partition_output2/part-r-00001</text:p>
      <text:p text:style-name="P1"><text:s text:c="2"/>372 <text:s/>hadoop fs -cat /niit/partition_output2/part-r-00002</text:p>
      <text:p text:style-name="P1"><text:s text:c="2"/>373 <text:s/>else</text:p>
      <text:p text:style-name="P1"><text:s text:c="2"/>374 <text:s/>hadoop fs -cat /mapside/mapside_output/part-m-00000</text:p>
      <text:p text:style-name="P1"><text:s text:c="2"/>375 <text:s/>hadoop fs -cat /mapside/mapside_output/part-m-00001</text:p>
      <text:p text:style-name="P1"><text:s text:c="2"/>376 <text:s/>hadoop fs -cat /mapside/mapside_output/part-m-00002</text:p>
      <text:p text:style-name="P1"><text:s text:c="2"/>377 <text:s/>hadoop jar /home/hduser/wc1.jar WordCount /niit1/wordcount.txt /niit/word_output</text:p>
      <text:p text:style-name="P1"><text:s text:c="2"/>378 <text:s/>hadoop jar /home/hduser/wc1.jar WordCount /niit1/wordcount.txt /niit1/word_output</text:p>
      <text:p text:style-name="P1"><text:s text:c="2"/>379 <text:s/>hadoop jar /home/hduser/wc1.jar WordCount /niit1/wordcount.txt /niit1/word_output1</text:p>
      <text:p text:style-name="P1"><text:s text:c="2"/>380 <text:s/>nano /usr/local/hadoop/etc/hadoop/hadoop-env.sh</text:p>
      <text:p text:style-name="P1"><text:s text:c="2"/>381 <text:s/>history</text:p>
      <text:p text:style-name="P1"><text:s text:c="2"/>382 <text:s/>hadoop jar /home/hduser/retailpart.jar RetailStore_output /mapside/mapside_output /mapside/partoutput</text:p>
      <text:p text:style-name="P1"><text:s text:c="2"/>383 <text:s/>hadoop jar /home/hduser/retailpart.jar RetailStore_partition /mapside/mapside_output /mapside/partoutput</text:p>
      <text:p text:style-name="P1"><text:s text:c="2"/>384 <text:s/>hadoop jar /home/hduser/retailpart.jar RetailStore_Partition /mapside/mapside_output /mapside/partoutput</text:p>
      <text:p text:style-name="P1"><text:s text:c="2"/>385 <text:s/>hadoop fs -cat /mapside/partoutput/part-r*</text:p>
      <text:p text:style-name="P1"><text:s text:c="2"/>386 <text:s/>hadoop fs -cat /mapside/partoutput/part-r-00000</text:p>
      <text:p text:style-name="P1"><text:s text:c="2"/>387 <text:s/>hadoop fs -rmr /mapside/part_output</text:p>
      <text:p text:style-name="P1"><text:s text:c="2"/>388 <text:s/>hadoop fs -rmr /mapside/partoutput</text:p>
      <text:p text:style-name="P1"><text:s text:c="2"/>389 <text:s/>hadoop jar /home/hduser/retailpart.jar RetailStore_Partition /mapside/mapside_output /mapside/part_output</text:p>
      <text:p text:style-name="P1"><text:s text:c="2"/>390 <text:s/>hadoop fs -cat /mapside/part_output/part-r-00000</text:p>
      <text:p text:style-name="P1"><text:s text:c="2"/>391 <text:s/>hadoop fs -cat /mapside/part_output/part-r-00001</text:p>
      <text:p text:style-name="P1"><text:s text:c="2"/>392 <text:s/>hadoop fs -cat /mapside/POS1.txt</text:p>
      <text:p text:style-name="P1"><text:s text:c="2"/>393 <text:s/>hadoop fs -cat /mapside/POS2.txt</text:p>
      <text:p text:style-name="P1"><text:soft-page-break/><text:s text:c="2"/>394 <text:s/>hadoop fs -rmr /mapside/mapside_output</text:p>
      <text:p text:style-name="P1"><text:s text:c="2"/>395 <text:s/>hadoop fs -rmr /mapside/part_output</text:p>
      <text:p text:style-name="P1"><text:s text:c="2"/>396 <text:s/>hadoop jar /home/hduser/totalsales.jar TotalSales /mapside /mapside/totalsales_output</text:p>
      <text:p text:style-name="P1"><text:s text:c="2"/>397 <text:s/>hadoop jar /home/hduser/totalsales.jar TotalSales /mapside /mapside/totalsales_output1</text:p>
      <text:p text:style-name="P1"><text:s text:c="2"/>398 <text:s/>hadoop jar /home/hduser/totalsales.jar TotalSales /mapside /mapside/totalsales_output2</text:p>
      <text:p text:style-name="P1"><text:s text:c="2"/>399 <text:s/>hadoop fs -rmr /mapside/totalsales_output</text:p>
      <text:p text:style-name="P1"><text:s text:c="2"/>400 <text:s/>hadoop fs -rmr /mapside/totalsales_output1</text:p>
      <text:p text:style-name="P1"><text:s text:c="2"/>401 <text:s/>hadoop fs -rmr /mapside/totalsales_output2</text:p>
      <text:p text:style-name="P1"><text:s text:c="2"/>402 <text:s/>hadoop jar /home/hduser/totalsales1.jar TotalSales /mapside /mapside/output</text:p>
      <text:p text:style-name="P1"><text:s text:c="2"/>403 <text:s/>hadoop fs -rmr /mapside/output</text:p>
      <text:p text:style-name="P1"><text:s text:c="2"/>404 <text:s/>hadoop jar /home/hduser/totalsales.jar TotalSales /mapside /mapside/output</text:p>
      <text:p text:style-name="P1"><text:s text:c="2"/>405 <text:s/>hadoop fs -rmr /mapside/output</text:p>
      <text:p text:style-name="P1"><text:s text:c="2"/>406 <text:s/>hadoop jar /home/hduser/totalsales.jar TotalSales /mapside /mapside/output</text:p>
      <text:p text:style-name="P1"><text:s text:c="2"/>407 <text:s/>hadoop fs -cat /mapside/POS1.txt</text:p>
      <text:p text:style-name="P1"><text:s text:c="2"/>408 <text:s/>hadoop fs -rmr /mapside/output</text:p>
      <text:p text:style-name="P1"><text:s text:c="2"/>409 <text:s/>hadoop jar /home/hduser/quanstorewise.jar QuanStoreWise /mapside /mapside/quan_output</text:p>
      <text:p text:style-name="P1"><text:s text:c="2"/>410 <text:s/>hadoop fs -ls /mapside/quan_output</text:p>
      <text:p text:style-name="P1"><text:s text:c="2"/>411 <text:s/>hadoop fs -cat /mapside/quan_output/part-r-00000</text:p>
      <text:p text:style-name="P1"><text:s text:c="2"/>412 <text:s/>hadoop fs -cat /mapside/quan_output/part-r-00001</text:p>
      <text:p text:style-name="P1"><text:s text:c="2"/>413 <text:s/>hadoop fs -cat /mapside/POS1.txt</text:p>
      <text:p text:style-name="P1"><text:s text:c="2"/>414 <text:s/>hadoop jar /home/hduser/quanstorewise.jar QuanStoreWise /mapside/POS1.txt /mapside/quan_output1</text:p>
      <text:p text:style-name="P1"><text:s text:c="2"/>415 <text:s/>hadoop fs -cat /mapside/quan_output1/part-r*</text:p>
      <text:p text:style-name="P1"><text:s text:c="2"/>416 <text:s/>hadoop fs -cat /mapside/POS1.txt</text:p>
      <text:p text:style-name="P1"><text:s text:c="2"/>417 <text:s/>hadoop fs -rmr /mapside/quan_output</text:p>
      <text:p text:style-name="P1"><text:s text:c="2"/>418 <text:s/>hadoop fs -rmr /mapside/quan_output1</text:p>
      <text:p text:style-name="P1"><text:s text:c="2"/>419 <text:s/>hadoop jar /home/hduser/quanstorewise1.jar QuanStoreWise /mapside/POS1.txt /mapside/quan_output</text:p>
      <text:p text:style-name="P1"><text:s text:c="2"/>420 <text:s/>hadoop fs -cat /mapside/quan_output/part-r-00000</text:p>
      <text:p text:style-name="P1"><text:s text:c="2"/>421 <text:s/>hadoop fs -rmr /mapside/quan_output</text:p>
      <text:p text:style-name="P1"><text:s text:c="2"/>422 <text:s/>hadoop jar /home/hduser/quanstorewise.jar QuanStoreWise /mapside /mapside/quan_output</text:p>
      <text:p text:style-name="P1"><text:s text:c="2"/>423 <text:s/>hadoop fs -cat /mapside/quan_output/part-r*</text:p>
      <text:p text:style-name="P1"><text:s text:c="2"/>424 <text:s/>hadoop fs -rmr /mapside/quan_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1:27:26.035127114</meta:creation-date>
    <dc:date>2016-12-30T21:28:26.352439668</dc:date>
    <meta:editing-duration>PT1M6S</meta:editing-duration>
    <meta:editing-cycles>1</meta:editing-cycles>
    <meta:document-statistic meta:table-count="0" meta:image-count="0" meta:object-count="0" meta:page-count="2" meta:paragraph-count="74" meta:word-count="416" meta:character-count="4665" meta:non-whitespace-character-count="4101"/>
    <meta:generator>LibreOffice/5.1.4.2$Linux_x86 LibreOffice_project/10m0$Build-2</meta:generator>
  </office:meta>
</office:document-meta>
</file>